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S Shell Dlg 2" svg:font-family="'MS Shell Dlg 2'"/>
    <style:font-face style:name="Tahoma1" svg:font-family="Tahoma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P2" style:family="paragraph" style:parent-style-name="Standard">
      <style:paragraph-properties fo:text-align="start" style:justify-single-word="false"/>
      <style:text-properties style:font-name="Courier New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1.245cm" fo:margin-right="0cm" fo:text-indent="0cm" style:auto-text-indent="false"/>
    </style:style>
    <style:style style:name="P5" style:family="paragraph" style:parent-style-name="Standard">
      <style:paragraph-properties fo:margin-left="1.245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font-name="Courier New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many "Homer Simpson" DOH!!!! moments have we all experienced with the C/C++ language?</text:p>
      <text:p text:style-name="Standard"/>
      <text:p text:style-name="Standard">If you're not familiar with C or C++ you might as well not waste any time reading on, still...</text:p>
      <text:p text:style-name="Standard"/>
      <text:p text:style-name="Standard">Well, I've always wondered why K&amp;R made that stupid <text:span text:style-name="T3">dst,src,len</text:span> standard in all their standard C library calls.</text:p>
      <text:p text:style-name="Standard"/>
      <text:p text:style-name="Standard">And, I can't tell you the number of times it's hit me and, I presume, you as well if you've coded in C or C++ much.</text:p>
      <text:p text:style-name="Standard"/>
      <text:p text:style-name="Standard">In fact, it's hit me so many times that I've had to build up this "stay away from those C standard functions" alarm bells in my head.</text:p>
      <text:p text:style-name="Standard"/>
      <text:p text:style-name="Standard">I never considered why in the world they would have made destination the <text:span text:style-name="T5">first</text:span> parameter instead of the second one. <text:s/>I can understand len being the last one because it's not needed for strcmp, etc. Which figure out the length as they're going along.</text:p>
      <text:p text:style-name="Standard"/>
      <text:p text:style-name="Standard">Maybe I'm slow but I never thought about it much until now.</text:p>
      <text:p text:style-name="Standard"/>
      <text:p text:style-name="Standard">But I suspect here's the reason it's the horrid way it is...</text:p>
      <text:p text:style-name="Standard"/>
      <text:p text:style-name="P1">∙∙∙</text:p>
      <text:p text:style-name="Standard"/>
      <text:p text:style-name="Standard">Think way back to those "good old days" (I remember them well!)...</text:p>
      <text:p text:style-name="Standard"/>
      <text:p text:style-name="Standard">Imagine Brian Kernighan and Dennis Ritchie (the sainted K&amp;R) sitting in their Bell Labs offices scheming up the new "C" language...</text:p>
      <text:p text:style-name="Standard"/>
      <text:p text:style-name="Standard">Now, clearly they didn't have a "proper language" to write in down at the machine instruction level. <text:s/>Nope, it's a fair bet they did their coding, and thinking, in machine code (as some of us are still wont to do).</text:p>
      <text:p text:style-name="Standard"/>
      <text:p text:style-name="Standard">So, consider the following fundamental C standard library function ...</text:p>
      <text:p text:style-name="Standard"/>
      <text:p text:style-name="P5"><text:span text:style-name="Emphasis"><text:span text:style-name="T4">memmove</text:span></text:span><text:span text:style-name="T4"> ( void * dest, void * source, int num )</text:span></text:p>
      <text:p text:style-name="P2"/>
      <text:p text:style-name="Standard">Note, I didn't use the "official" declaration for <text:span text:style-name="T3">memmove</text:span>, just a shorter more obvious one...</text:p>
      <text:p text:style-name="Standard"/>
      <text:p text:style-name="Standard">So, it's a function that moves a <text:span text:style-name="T5">number of</text:span> bytes <text:span text:style-name="T5">from</text:span> somewhere <text:span text:style-name="T5">to</text:span> somewhere.</text:p>
      <text:p text:style-name="Standard"/>
      <text:p text:style-name="Standard">Fair enough.</text:p>
      <text:p text:style-name="Standard"/>
      <text:p text:style-name="Standard">So, they sit down and start writing in assembler using whatever input device they had at their disposal. <text:s/>Well, let's say they wanted to move <text:span text:style-name="T3">16</text:span> bytes from location <text:span text:style-name="T3">SRC</text:span> to location <text:span text:style-name="T3">DST</text:span>.</text:p>
      <text:p text:style-name="Standard"/>
      <text:p text:style-name="Standard">It's concievable they wrote something like this to call their existing "<text:span text:style-name="T3">memmove</text:span>" assembler function (I'll use some invented psuedo assembler here)...</text:p>
      <text:p text:style-name="Standard"/>
      <text:p text:style-name="P6">loadWordI regX,16 <text:s text:c="5"/># Push counter...</text:p>
      <text:p text:style-name="P6">push <text:s text:c="5"/>regX</text:p>
      <text:p text:style-name="P6">loadWordI regX,&amp;SRC <text:s text:c="3"/># Push source addr...</text:p>
      <text:p text:style-name="P6"><text:soft-page-break/>push <text:s text:c="5"/>regX</text:p>
      <text:p text:style-name="P6">loadWordI regX,&amp;DST <text:s text:c="3"/># Push dest addr...</text:p>
      <text:p text:style-name="P6">lush <text:s text:c="5"/>regX</text:p>
      <text:p text:style-name="P6">call <text:s text:c="5"/>memmove <text:s text:c="5"/># Move the bytes</text:p>
      <text:p text:style-name="P6"/>
      <text:p text:style-name="Standard">Fairly straightforward so far, right?</text:p>
      <text:p text:style-name="Standard"/>
      <text:p text:style-name="Standard">Except they probably wouldn't had used lowercase letters in their variable or function names since the assembler was pretty old, before lowercase was commonly available...</text:p>
      <text:p text:style-name="Standard"/>
      <text:p text:style-name="Standard">Well, assuming the processor has a TOS stack pointer with negative indexing (TOS-0 gets you to the last word pushed, TOS-1 gets you to the 2<text:span text:style-name="T6">nd</text:span> from last word pushed, etc.), they would write memmove in this way assuming they.had instructions like I'm making up on the fly)...</text:p>
      <text:p text:style-name="Standard"/>
      <text:p text:style-name="P6">memmove: <text:s/>loadWord regX,TOS-2 <text:s text:c="3"/># Get counter</text:p>
      <text:p text:style-name="P6"><text:s text:c="10"/>loadWord regY,TOS-1 <text:s text:c="3"/># Get dest address</text:p>
      <text:p text:style-name="P6"><text:s text:c="10"/>loadWord regZ,TOS <text:s text:c="5"/># Get src address</text:p>
      <text:p text:style-name="P6">again: <text:s text:c="3"/>test <text:s text:c="4"/>regX <text:s text:c="9"/># Test counter</text:p>
      <text:p text:style-name="P6"><text:s text:c="10"/>retZ <text:s text:c="18"/># Return if zero</text:p>
      <text:p text:style-name="P6"><text:s text:c="10"/>loadByte regT,[regY] <text:s text:c="2"/># Load src byte</text:p>
      <text:p text:style-name="P6"><text:s text:c="10"/>storByte regT,[regZ] <text:s text:c="2"/># Store dest byte</text:p>
      <text:p text:style-name="P6"><text:s text:c="10"/>jump <text:s text:c="4"/>again <text:s text:c="8"/># And again...</text:p>
      <text:p text:style-name="P6"/>
      <text:p text:style-name="Standard">Some of us are sadly old enough to remember this kind of programming scenario. <text:s/>Sad, isn't it?</text:p>
      <text:p text:style-name="Standard"/>
      <text:p text:style-name="Standard">Not really, I quite enjoyed those days. <text:s/>But...</text:p>
      <text:p text:style-name="Standard"/>
      <text:p text:style-name="P3">Eureka! Moment...</text:p>
      <text:p text:style-name="P3"/>
      <text:p text:style-name="Standard">Well, it's the bloody stack and their own frame of mind that did it, isn't it?</text:p>
      <text:p text:style-name="Standard"/>
      <text:p text:style-name="Standard">They were thinking assembler and how it worked under the covers when they wrote the bloody standard library.</text:p>
      <text:p text:style-name="Standard"/>
      <text:p text:style-name="Standard">Notice they pushed the parameters, IN ASSEMBLER, in the order you would naturally think about them.</text:p>
      <text:p text:style-name="Standard"/>
      <text:p text:style-name="Standard">But, they let that thinking flow into their new "C" language. <text:s/>And C, rightly so, doesn't demand a stack at the <text:span text:style-name="T1">atomic machine instruction</text:span> level.</text:p>
      <text:p text:style-name="Standard"/>
      <text:p text:style-name="Standard">C only needs a stack at the <text:span text:style-name="T1">function call</text:span> level in order to protect your local variable from those of the functions you're calling.</text:p>
      <text:p text:style-name="Standard"/>
      <text:p text:style-name="Standard">In C and C++, the first argument in a function is always the last one pushed – I still shudder when I think about <text:span text:style-name="T3">varargs</text:span> and bloody <text:span text:style-name="T3">printf</text:span>.</text:p>
      <text:p text:style-name="Standard"/>
      <text:p text:style-name="P4"><text:span text:style-name="T5">Note</text:span>: The preprocessor being the worst thing about C, varargs comes in a close second.</text:p>
      <text:p text:style-name="P4"/>
      <text:p text:style-name="Standard">But, since they hadn't written in C much yet, they let their stack implementaiton mentality cloud their presentation into the standard library.</text:p>
      <text:p text:style-name="Standard"/>
      <text:p text:style-name="Standard">So, the parameters for <text:span text:style-name="T3">memmove</text:span> are in a "proper mental order" at the machine instruction level, <text:soft-page-break/>just not in the level we all use it and think about it now.</text:p>
      <text:p text:style-name="Standard"/>
      <text:p text:style-name="Standard">Doesn't that sort of suck big time? <text:s/>I really wonder how many bugs are still out there waiting to jump out at you because of this!</text:p>
      <text:p text:style-name="Standard"/>
      <text:p text:style-name="Standard">Oh well, just goes to show you that when you're designing a language you need to think about the end user and how they're likely to start thinking once they use the bloody language.</text:p>
      <text:p text:style-name="Standard"/>
      <text:p text:style-name="Standard">Later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hell Dlg 2" svg:font-family="'MS Shell Dlg 2'"/>
    <style:font-face style:name="Tahoma1" svg:font-family="Tahoma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8M47S</meta:editing-duration>
    <meta:editing-cycles>3</meta:editing-cycles>
    <meta:generator>OpenOffice.org/3.3$Win32 OpenOffice.org_project/330m20$Build-9567</meta:generator>
    <dc:date>2011-08-13T23:35:57.65</dc:date>
    <meta:document-statistic meta:table-count="0" meta:image-count="0" meta:object-count="0" meta:page-count="3" meta:paragraph-count="52" meta:word-count="787" meta:character-count="4596"/>
    <dc:creator>Bruce Ferris</dc:creator>
    <meta:user-defined meta:name="Info 1"/>
    <meta:user-defined meta:name="Info 2"/>
    <meta:user-defined meta:name="Info 3"/>
    <meta:user-defined meta:name="Info 4"/>
  </office:meta>
</office:document-meta>
</file>